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A000000384ECCC607A.png" manifest:media-type=""/>
  <manifest:file-entry manifest:full-path="Pictures/10000000000000F00000005AE7A465CD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P2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P3" style:family="paragraph" style:parent-style-name="Header">
      <style:paragraph-properties fo:margin-left="-0.688cm" fo:margin-right="-0.531cm" fo:text-indent="0cm" style:auto-text-indent="false"/>
    </style:style>
    <style:style style:name="P4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P5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P6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7" style:family="paragraph" style:parent-style-name="Text_20_body">
      <style:paragraph-properties fo:margin-left="0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8" style:family="paragraph" style:parent-style-name="Text_20_body" style:master-page-name="Standard">
      <style:paragraph-properties fo:margin-left="0.3cm" fo:margin-right="0.4cm" fo:line-height="150%" fo:text-align="justify" style:justify-single-word="false" fo:orphans="0" fo:widows="0" fo:text-indent="0cm" style:auto-text-indent="false" style:page-number="auto" style:writing-mode="lr-tb"/>
      <style:text-properties style:font-name="Arial" fo:font-size="12pt" fo:language="pt" fo:country="BR" fo:font-style="normal" officeooo:rsid="00253f74" officeooo:paragraph-rsid="00253f74" style:font-size-asian="12pt" style:font-style-asian="normal" style:font-name-complex="Arial" style:font-size-complex="12pt" style:font-style-complex="normal"/>
    </style:style>
    <style:style style:name="P9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321cfe" officeooo:paragraph-rsid="00321cfe" style:font-size-asian="12pt" style:font-style-asian="normal" style:font-name-complex="Arial" style:font-size-complex="12pt" style:font-style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2" style:family="paragraph">
      <style:paragraph-properties fo:text-align="center" style:writing-mode="lr-tb"/>
      <style:text-properties fo:font-size="12pt"/>
    </style:style>
    <style:style style:name="P13" style:family="paragraph">
      <style:text-properties fo:font-size="12pt"/>
    </style:style>
    <style:style style:name="P14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2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26.033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0pt" fo:language="es" fo:country="VE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fo:font-style="italic" style:font-size-asian="12pt" style:font-style-asian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.09cm" fo:line-height="150%" fo:text-align="justify" style:justify-single-word="false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212cm" fo:margin-bottom="0.212cm" style:contextual-spacing="false" fo:line-height="150%" fo:text-align="center" style:justify-single-word="false" fo:keep-with-next="always">
        <style:tab-stops>
          <style:tab-stop style:position="0.751cm"/>
        </style:tab-stops>
      </style:paragraph-properties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line-height="150%" fo:text-align="justify" style:justify-single-word="false" fo:text-indent="0cm" style:auto-text-indent="false"/>
      <style:text-properties fo:font-size="12pt" fo:font-style="italic" style:font-size-asian="12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left="0cm" fo:margin-right="0.09cm" fo:line-height="150%" fo:text-align="justify" style:justify-single-word="false" fo:text-indent="0cm" style:auto-text-indent="false"/>
      <style:text-properties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Sangría_20_3_20_de_20_t._20_independiente" style:display-name="Sangría 3 de t. independiente" style:family="paragraph" style:parent-style-name="Standard">
      <style:paragraph-properties loext:contextual-spacing="false" fo:margin-left="-0.501cm" fo:margin-right="0cm" fo:margin-top="0.212cm" fo:margin-bottom="0.212cm" style:contextual-spacing="false" fo:line-height="150%" fo:text-align="justify" style:justify-single-word="false" fo:text-indent="0.501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Texto_20_de_20_bloque" style:display-name="Texto de bloque" style:family="paragraph" style:parent-style-name="Standard">
      <style:paragraph-properties fo:margin-left="0.25cm" fo:margin-right="0.337cm" fo:text-align="justify" style:justify-single-word="false" fo:orphans="2" fo:widows="2" fo:text-indent="0cm" style:auto-text-indent="false"/>
      <style:text-properties fo:font-size="12pt" fo:language="es" fo:country="MX" style:font-size-asian="12pt" style:font-size-complex="12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Wingdings 2" style:font-name-complex="Wingdings 2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style:font-name-complex="Symbol"/>
    </style:style>
    <style:style style:name="WW8Num26z0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asian="Times New Roman" style:font-name-complex="Times New Roman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1z0" style:family="text">
      <style:text-properties style:font-name="Symbol" style:font-name-complex="Symbol"/>
    </style:style>
    <style:style style:name="WW8Num42z0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935cm" fo:text-indent="-0.501cm" fo:margin-left="0.8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254cm" fo:text-indent="-0.635cm" fo:margin-left="11.25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524cm" fo:text-indent="-0.635cm" fo:margin-left="12.5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2.508cm" fo:text-indent="-1.005cm" fo:margin-left="2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886cm" fo:text-indent="-0.499cm" fo:margin-left="1.7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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2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327cm" fo:text-indent="-0.318cm" fo:margin-left="5.327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9.137cm" fo:text-indent="-0.318cm" fo:margin-left="9.137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407cm" fo:text-indent="-0.635cm" fo:margin-left="10.407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77cm" fo:text-indent="-0.635cm" fo:margin-left="11.677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947cm" fo:text-indent="-0.318cm" fo:margin-left="12.9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853cm" fo:text-indent="-0.635cm" fo:margin-left="11.8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757cm" fo:text-indent="-1.005cm" fo:margin-left="1.75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MP2" style:family="paragraph" style:parent-style-name="Header">
      <style:paragraph-properties fo:margin-left="-0.688cm" fo:margin-right="-0.531cm" fo:text-indent="0cm" style:auto-text-indent="false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P5" style:family="paragraph">
      <style:text-properties fo:font-size="12pt"/>
    </style:style>
    <style:style style:name="MP6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MP7" style:family="paragraph">
      <style:paragraph-properties fo:text-align="center" style:writing-mode="lr-tb"/>
      <style:text-properties fo:font-size="12pt"/>
    </style:style>
    <style:style style:name="MP8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MP9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M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T2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color="#000000" draw:fill="none" draw:textarea-horizontal-align="justify" draw:textarea-vertical-align="middle" draw:auto-grow-height="false" fo:min-height="26.033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2.074cm" fo:margin-left="1.379cm" fo:margin-right="1.229cm" style:writing-mode="lr-tb" style:layout-grid-color="#c0c0c0" style:layout-grid-lines="66" style:layout-grid-base-height="0.374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5.001cm" fo:margin-left="0cm" fo:margin-right="0cm" fo:margin-bottom="4.205cm" style:dynamic-spacing="true"/>
      </style:header-style>
      <style:footer-style>
        <style:header-footer-properties svg:height="1.815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115cm" svg:y="0.222cm" svg:width="4.817cm" svg:height="1.808cm" draw:z-index="5"><draw:image xlink:href="Pictures/10000000000000F00000005AE7A465CD.jpg" xlink:type="simple" xlink:show="embed" xlink:actuate="onLoad"/></draw:frame><draw:custom-shape text:anchor-type="paragraph" draw:z-index="4" draw:style-name="Mgr1" svg:width="19.726cm" svg:height="26.034cm" svg:x="-0.418cm" svg:y="-0.097cm"><text:p/><draw:enhanced-geometry svg:viewBox="0 0 21600 21600" draw:type="rectangle" draw:enhanced-path="M 0 0 L 21600 0 21600 21600 0 21600 0 0 Z N"/></draw:custom-shape></text:p>
        <text:p text:style-name="MP2"><text:s text:c="5"/></text:p>
        <text:p text:style-name="MP2"/>
        <text:p text:style-name="MP2"/>
        <text:p text:style-name="MP2"/>
        <text:p text:style-name="MP2"><draw:frame text:anchor-type="paragraph" draw:z-index="3" draw:style-name="Mgr2" draw:text-style-name="MP4" svg:width="7.466cm" svg:height="0.599cm" svg:x="5.715cm" svg:y="0.305cm"><draw:text-box><text:p text:style-name="MP3"><text:span text:style-name="MT1">AUTORIZACIÓN DE VIAJE</text:span></text:p></draw:text-box></draw:frame><draw:custom-shape text:anchor-type="paragraph" draw:z-index="2" draw:style-name="Mgr3" draw:text-style-name="MP5" svg:width="18.733cm" svg:height="0.874cm" svg:x="0.002cm" svg:y="0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2"/>
        <text:p text:style-name="MP6"/>
        <text:p text:style-name="MP6"><draw:line text:anchor-type="char" draw:z-index="1" draw:style-name="Mgr4" draw:text-style-name="MP7" svg:x1="-0.224cm" svg:y1="0.268cm" svg:x2="19.085cm" svg:y2="0.266cm"><text:p/></draw:line></text:p>
        <text:p text:style-name="MP8"/>
        <text:p text:style-name="MP6"/>
        <text:p text:style-name="MP6"/>
      </style:header>
      <style:footer>
        <text:p text:style-name="MP9"><draw:frame text:anchor-type="paragraph" draw:z-index="6" draw:style-name="Mgr5" draw:text-style-name="MP10" svg:width="19.277cm" svg:height="2.225cm" svg:x="-0.176cm" svg:y="0.212cm"><draw:image xlink:href="Pictures/10000000000005A000000384ECCC607A.png" xlink:type="simple" xlink:show="embed" xlink:actuate="onLoad"><text:p/></draw:image></draw:frame></text:p>
        <text:p text:style-name="MP9"><draw:frame text:anchor-type="paragraph" draw:z-index="0" draw:style-name="Mgr6" draw:text-style-name="MP11" svg:width="3.095cm" svg:height="0.327cm" svg:x="16.381cm" svg:y="2.152cm"><draw:text-box><text:p text:style-name="MP3"><text:span text:style-name="MT2">PC-SGC-FT-013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ICACION INTERNA</dc:title>
    <meta:initial-creator>José Fco. Maldonado</meta:initial-creator>
    <meta:creation-date>2012-04-24T15:13:00</meta:creation-date>
    <dc:date>2016-09-30T09:47:44.863007565</dc:date>
    <meta:print-date>2014-10-24T11:00:31.267000000</meta:print-date>
    <meta:editing-cycles>98</meta:editing-cycles>
    <meta:editing-duration>PT6H53M32S</meta:editing-duration>
    <meta:generator>LibreOffice/4.1.0.4$Linux_x86 LibreOffice_project/410m0$Build-4</meta:generator>
    <dc:creator>usuario </dc:creator>
    <meta:document-statistic meta:table-count="0" meta:image-count="1" meta:object-count="0" meta:page-count="1" meta:paragraph-count="1" meta:word-count="0" meta:character-count="5" meta:non-whitespace-character-count="0"/>
  </office:meta>
</office:document-meta>
</file>